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66pt"/>
    </style:style>
    <style:style style:name="co2" style:family="table-column">
      <style:table-column-properties fo:break-before="auto" style:column-width="152.84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233.89pt"/>
    </style:style>
    <style:style style:name="co5" style:family="table-column">
      <style:table-column-properties fo:break-before="auto" style:column-width="220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09.4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35.15pt" fo:break-before="auto" style:use-optimal-row-height="true"/>
    </style:style>
    <style:style style:name="ro4" style:family="table-row">
      <style:table-row-properties style:row-height="91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AgonLight2_Rev_B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,R2,R3,R5,R6,R7,R8,R12,R18,R19,R24,R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30R/1%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6,R28,R3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20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7,R29,R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2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2,R37,R38,R39,R40,R47,R48,R51,R56,R5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7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,R9,R10,R11,R13,R14,R15,R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5,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K/1%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7,R32,R33,R34,R42,R44,R54,R55,R61,R60,</text:p>
            <text:p>R62,R6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C0G/50VDC/5%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5,C5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/X7R/50VDC/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,C10,C11,C12,C14,C15,C16,C17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100nF/10V/20%/X5R/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,C6,C7,C8,C13,C18,C19,C20,C21,C26,C28,</text:p>
            <text:p>C29,C31,C32,C35,C39,C40,C41,C42,C58,</text:p>
            <text:p>C62,C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nF/X7R/50VDC/10%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8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0uF/6.3V/20%/X5R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2,C3,C4,C22,C23,C24,C25,C27,C30,C33,</text:p>
            <text:p>C34,C36,C37,C43,C44,C45,C49,C59,C6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1,C52,C57,C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uF/6.3V/20%/X5R/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46,C47,C48,C50,C53,C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4148W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4,D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6,D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OWER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2uH/1.5A/</text:p>
            <text:p>NRS3015T2R2MNGH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5,L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C817-40NPN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4,Q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</text:p>
            <text:p>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E-18.432MHZ-L-C-T</text:p>
          </table:table-cell>
          <table:table-cell table:style-name="ce5" office:value-type="string" calcext:value-type="string">
            <text:p>Oscillator-18.432MHz-3.2x2.5mm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N74LVC1G125DBV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BUF1,BUF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74LVC1G04DBV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BUF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Z80F92AZ020EG(LQFP100)</text:p>
          </table:table-cell>
          <table:table-cell table:style-name="ce6" office:value-type="string" calcext:value-type="string">
            <text:p>LQFP-100_14x14mm_</text:p>
            <text:p>STM32H730VBT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7C34096A-10TCTR</text:p>
          </table:table-cell>
          <table:table-cell office:value-type="string" calcext:value-type="string">
            <text:p>TSOP-44_Pitch-0.80mm_</text:p>
            <text:p>18.80x11.80x1.20mm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PICO-D4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A2710NTA(SOT-23)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S6404L-3SQR-SN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UZZER_PB1221P</text:p>
            <text:p>(1.1-1.7V_2kHz_12MM)</text:p>
          </table:table-cell>
          <table:table-cell office:value-type="string" calcext:value-type="string">
            <text:p>PB1221P_1-Plus_2-Minus</text:p>
          </table:table-cell>
          <table:table-cell office:value-type="string" calcext:value-type="string">
            <text:p>BUZ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-R-10-LF(BH10R)</text:p>
            <text:p>2x05_90DEGREE</text:p>
          </table:table-cell>
          <table:table-cell office:value-type="string" calcext:value-type="string">
            <text:p>UEXT_BH10R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06S_2x3(B-D-02x3-LF)</text:p>
          </table:table-cell>
          <table:table-cell office:value-type="string" calcext:value-type="string">
            <text:p>BH06S</text:p>
          </table:table-cell>
          <table:table-cell office:value-type="string" calcext:value-type="string">
            <text:p>ZDI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-R-34-LF(BH34R)</text:p>
            <text:p>2x17_90DEGREE</text:p>
          </table:table-cell>
          <table:table-cell office:value-type="string" calcext:value-type="string">
            <text:p>BH34R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4</text:p>
          </table:table-cell>
          <table:table-cell office:value-type="string" calcext:value-type="string">
            <text:p>ACCESS_BU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LC6-2P6</text:p>
          </table:table-cell>
          <table:table-cell office:value-type="string" calcext:value-type="string">
            <text:p>SOT-666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F-3150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RES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GA15</text:p>
          </table:table-cell>
          <table:table-cell office:value-type="string" calcext:value-type="string">
            <text:p>VGA15-F(CD0515S21J0)</text:p>
          </table:table-cell>
          <table:table-cell office:value-type="string" calcext:value-type="string">
            <text:p>VGA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J-3.5-365-5P</text:p>
            <text:p>(SCJ325P00XG0B02G)<text:span text:style-name="T1">-COPY</text:span>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AUD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-C-16P-F</text:p>
            <text:p>(A40-00119-A52-12)</text:p>
          </table:table-cell>
          <table:table-cell office:value-type="string" calcext:value-type="string">
            <text:p>USB2.0_TYPE-C</text:p>
            <text:p>(A40-00119-A52-12)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RWH-4A-LF(USB-A)</text:p>
          </table:table-cell>
          <table:table-cell office:value-type="string" calcext:value-type="string">
            <text:p>USB_PN87520_HOST_PTH</text:p>
          </table:table-cell>
          <table:table-cell office:value-type="string" calcext:value-type="string">
            <text:p>USB_KEYBOARD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N1x2+MJ6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BUZ_EN1,UART_DIS1,ESP_PROG1</text:p>
          </table:table-cell>
          <table:table-cell table:number-columns-repeated="1020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1,TVS2,TVS3,TVS4,TVS5,TVS6,TVS7,</text:p>
            <text:p>TVS11,TVS12,TVS13,TVS14,TVS15,TVS16,</text:p>
            <text:p>TVS17,TVS18,TVS19,TVS20,TVS21,TVS22,</text:p>
            <text:p>TVS23,TVS24,TVS25,TVS26,TVS27,TVS28,</text:p>
            <text:p>TVS29,TVS30,TVS31,TVS32,TVS33,TVS34,</text:p>
            <text:p>TVS35,TVS36,TVS37,TVS38,TVS39,TVS40,</text:p>
            <text:p>TVS41,TVS42,TVS43,TVS44,TVS45,TVS46,</text:p>
            <text:p>TVS47,TVS4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GG0402052R542P)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8,TVS9,TVS10,TVS49,TVS50,TVS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20R/0603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5,R3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1,R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12-2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23T10:56:25.021749141</dc:date>
    <meta:editing-duration>PT2H11M32S</meta:editing-duration>
    <meta:editing-cycles>48</meta:editing-cycles>
    <meta:generator>LibreOffice/5.1.6.2$Linux_X86_64 LibreOffice_project/10m0$Build-2</meta:generator>
    <meta:document-statistic meta:table-count="1" meta:cell-count="264" meta:object-count="0"/>
  </office:meta>
</office:document-meta>
</file>